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exbox Vorführung</text:p>
      <text:p text:style-name="P1"/>
      <text:list xml:id="list1251623974729524288" text:style-name="L1">
        <text:list-item>
          <text:p text:style-name="P3">flexbox_bsp1.html → flexbox_bsp1lsg.html</text:p>
        </text:list-item>
      </text:list>
      <text:p text:style-name="P1"/>
      <text:p text:style-name="P1"><text:tab/>label Erklärung: for = id von input </text:p>
      <text:p text:style-name="P1"/>
      <text:p text:style-name="P1"><text:tab/>div → Damit Label und input eine Einheit pro Zeile</text:p>
      <text:p text:style-name="P1"/>
      <text:p text:style-name="P1"><text:tab/>Ziel: Ganze Breite ausnutzen <text:s/>- Problem labels nicht gleichlang</text:p>
      <text:p text:style-name="P1"/>
      <text:p text:style-name="P1"><text:tab/><text:tab/>.flex-container <text:tab/><text:tab/><text:tab/>display: flex;</text:p>
      <text:p text:style-name="P1"><text:tab/><text:tab/>.flex-container input <text:tab/><text:tab/>flex:1;</text:p>
      <text:p text:style-name="P1"/>
      <text:p text:style-name="P1"><text:tab/>Funktioniert wie nehme Rest weil label kein flex!!!!!!</text:p>
      <text:p text:style-name="P1"/>
      <text:list xml:id="list36739406" text:continue-numbering="true" text:style-name="L1">
        <text:list-item>
          <text:p text:style-name="P3">flexbox_bsp2.html → 2lsg.html</text:p>
        </text:list-item>
      </text:list>
      <text:p text:style-name="P1"/>
      <text:p text:style-name="P1"><text:tab/>Jetzt wollen wir ein drei Spaltenlayout erzeugen</text:p>
      <text:p text:style-name="P1"/>
      <text:p text:style-name="P1"><text:tab/><text:tab/>.komplett <text:tab/><text:tab/>display: flex; </text:p>
      <text:p text:style-name="P1"/>
      <text:p text:style-name="P1"><text:tab/><text:tab/>jedes Teil <text:tab/><text:tab/>flex: 1; </text:p>
      <text:p text:style-name="P1"/>
      <text:p text:style-name="P1"><text:tab/>Oder main doppelt:</text:p>
      <text:p text:style-name="P1"/>
      <text:p text:style-name="P1"><text:tab/><text:tab/>.main <text:tab/><text:tab/>flex: 2;</text:p>
      <text:p text:style-name="P1"/>
      <text:p text:style-name="P1"><text:tab/>Reihenfolge order 1,2,3;</text:p>
      <text:p text:style-name="P1"/>
      <text:p text:style-name="P1"><text:tab/>Alle Kinder haben gleiche Länge!!!</text:p>
      <text:p text:style-name="P1"/>
      <text:p text:style-name="P1"><text:tab/>Wenn wir das nicht wollen : align-items: flex-start;</text:p>
      <text:p text:style-name="P1"/>
      <text:p text:style-name="P1"><text:tab/>Andere Möglichkeiten: <text:tab/><text:tab/><text:tab/>flex-end;</text:p>
      <text:p text:style-name="P1"><text:tab/><text:tab/><text:tab/><text:tab/><text:tab/><text:tab/><text:tab/>center;</text:p>
      <text:p text:style-name="P1"/>
      <text:p text:style-name="P1"><text:tab/>Default: <text:tab/><text:tab/><text:tab/><text:tab/><text:tab/>stretch;</text:p>
      <text:p text:style-name="P1"/>
      <text:p text:style-name="P1">3. flexbox_bsp3.html → 3lsg</text:p>
      <text:p text:style-name="P1"/>
      <text:p text:style-name="P1"><text:tab/>Margin zwischen Bereichen</text:p>
      <text:p text:style-name="P1"/>
      <text:p text:style-name="P1"><text:tab/><text:tab/><text:tab/>flex: 1; <text:tab/>streichen</text:p>
      <text:p text:style-name="P1"/>
      <text:p text:style-name="P1"><text:tab/>ersetzen durch <text:tab/>width: 30%;</text:p>
      <text:p text:style-name="P1"/>
      <text:p text:style-name="P1"><text:tab/>mit width und padding → box-sizing: border-box;</text:p>
      <text:p text:style-name="P1"/>
      <text:p text:style-name="P1"><text:tab/><text:tab/><text:tab/></text:p>
      <text:p text:style-name="P1"><text:tab/>Platz gleichmäßig verteilen: </text:p>
      <text:p text:style-name="P1"/>
      <text:p text:style-name="P1"><text:tab/>Container: <text:tab/>justify-content: flex-start; flex-end; center; <text:s/>aber wir space-between</text:p>
      <text:p text:style-name="P1"><text:soft-page-break/><text:tab/>Aber eigentlich gehört width nicht zu flexbox:</text:p>
      <text:p text:style-name="P1"/>
      <text:p text:style-name="P1"><text:tab/>ersetze durch flex-basis: <text:s/>30%;</text:p>
      <text:p text:style-name="P1"/>
      <text:p text:style-name="P1">4. Responsive: flexbox_bsp4.html → 4lsg</text:p>
      <text:p text:style-name="P1"/>
      <text:p text:style-name="P1"><text:tab/><text:tab/>container <text:tab/>display: flex; </text:p>
      <text:p text:style-name="P1"><text:tab/><text:tab/><text:tab/><text:tab/>justify-content: space-between;</text:p>
      <text:p text:style-name="P1"/>
      <text:p text:style-name="P1"><text:tab/><text:tab/>nur für breite Bildschirme!</text:p>
      <text:p text:style-name="P1"/>
      <text:p text:style-name="P1">@media (min-width: 900px){</text:p>
      <text:p text:style-name="P1"><text:tab/>.flex-container {</text:p>
      <text:p text:style-name="P1"><text:s text:c="8"/><text:tab/><text:tab/>display: flex; </text:p>
      <text:p text:style-name="P1"><text:tab/><text:tab/>justify-content: space-between;</text:p>
      <text:p text:style-name="P1"><text:s text:c="6"/>}<text:tab/></text:p>
      <text:p text:style-name="P1">}</text:p>
      <text:p text:style-name="P1"/>
      <text:list xml:id="list7794553656800749519" text:style-name="L2">
        <text:list-item>
          <text:p text:style-name="P6">Beispiel Fotogalerie ( Boxen bleiben immer gleich groß)</text:p>
        </text:list-item>
      </text:list>
      <text:p text:style-name="Standard"/>
      <text:p text:style-name="Standard"><text:tab/>flexbox_bsp5.html → 5lsg</text:p>
      <text:p text:style-name="Standard"/>
      <text:p text:style-name="Standard"><text:tab/>z:B: 150x100px </text:p>
      <text:p text:style-name="Standard"/>
      <text:list xml:id="list3253544202798412813" text:style-name="L3">
        <text:list-item>
          <text:p text:style-name="P4">Beispiel: Text mittig im Block</text:p>
        </text:list-item>
      </text:list>
      <text:p text:style-name="Standard"/>
      <text:p text:style-name="Standard"><text:tab/>flexbox_bsp6.html → 6lsg</text:p>
      <text:p text:style-name="Standard"/>
      <text:p text:style-name="Standard"><text:tab/>horizontal: text-align:center aber vertikal???</text:p>
      <text:p text:style-name="Standard"/>
      <text:p text:style-name="Standard"><text:tab/>Äußere div Mittig durch margin: 0 auto 0 auto;</text:p>
      <text:p text:style-name="Standard"/>
      <text:p text:style-name="Standard"><text:tab/><text:tab/>dabei tut auto gleichmäßig Abstand verteilen.</text:p>
      <text:p text:style-name="Standard"/>
      <text:p text:style-name="Standard"><text:tab/>Text durch margin: auto; überall gleichmäßig Abstand.</text:p>
      <text:p text:style-name="Standard"/>
      <text:p text:style-name="Standard"/>
      <text:list xml:id="list5907145184736408355" text:style-name="L4">
        <text:list-item>
          <text:p text:style-name="P5">Layout: Links main gibt grösse an, rechts zweigeteilt:</text:p>
        </text:list-item>
      </text:list>
      <text:p text:style-name="Standard"/>
      <text:p text:style-name="Standard"><text:tab/>flexbox_bsp7.html → 7lsg</text:p>
      <text:p text:style-name="Standard"/>
      <text:p text:style-name="Standard"><text:tab/>zwei boxen neben einander – im zweiten A und B untereinander</text:p>
      <text:p text:style-name="Standard"/>
      <text:p text:style-name="Standard"><text:tab/>div mit A und B </text:p>
      <text:p text:style-name="Standard"/>
      <text:p text:style-name="Standard"><text:tab/>gleich Breit: beide boxen flex: 1;</text:p>
      <text:p text:style-name="Standard"/>
      <text:p text:style-name="Standard"><text:tab/>gesamten Platz nutzen. → flex-side auch display: flex;</text:p>
      <text:p text:style-name="Standard"/>
      <text:p text:style-name="Standard"><text:tab/>untereinander → flex-direction: column;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1-19T11:01:23.26</meta:creation-date>
    <dc:date>2017-01-22T16:55:09.03</dc:date>
    <dc:creator>Yvonne Fitzgerald</dc:creator>
    <meta:editing-duration>PT3H27M4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2" meta:paragraph-count="57" meta:word-count="255" meta:character-count="1918"/>
  </office:meta>
</office:document-meta>
</file>